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enalty-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enalty</text:p>
          </table:table-cell>
          <table:table-cell table:style-name="Default" office:value-type="string" calcext:value-type="string">
            <text:p>Judgement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office:value-type="string" calcext:value-type="string">
            <text:p>12 Men on the Field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ssiting the Runner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lock Below the Waist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hop Bloc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ippi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rackback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fensive Holding</text:p>
          </table:table-cell>
          <table:table-cell table:style-name="Default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fensive Offisd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efensive Pass Interferenc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lay of game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isconcerting Signals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ncroachment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quipment Violation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acemask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ilure to Wear Required Equipment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alse Start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lping Runn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olding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rsecollar</text:p>
          </table:table-cell>
          <table:table-cell table:style-name="Default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Illegal Batting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Block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Block in the Back</text:p>
          </table:table-cell>
          <table:table-cell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Illegal Contact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Cut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Defense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fair catch Signal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Formation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Forward Pass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Helmet Contac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llegal Kicking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Motion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llegal Participation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Player Downfield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Procedur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Shift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Snap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Substitution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Touch of Kick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Touching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llegal Use of Hand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llegal Wedg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eligible Down Field on Kick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eligible Down Field on Pas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eligible Receiver Downfield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ntional Grounding</text:p>
          </table:table-cell>
          <table:table-cell office:value-type="boolean" office:boolean-value="false" calcext:value-type="boolean">
            <text:p>FALSE</text:p>
          </table:table-cell>
          <table:table-cell table:style-name="ce1"/>
        </table:table-row>
        <table:table-row table:style-name="ro1">
          <table:table-cell office:value-type="string" calcext:value-type="string">
            <text:p>Kick Catch Interference</text:p>
          </table:table-cell>
          <table:table-cell table:style-name="Default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ickoff out of Bound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Late Hit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aping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eutral Zone Infraction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ncontact Foul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ffensive Holding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ensive Offside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ensive Pass Interferenc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ffside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ides Defens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ss Interference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Personal F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 Disqualific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oughing Holder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oughing the Kicker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oughing the Passer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unning into the Kicker</text:p>
          </table:table-cell>
          <table:table-cell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ideline Interferenc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ubstitution Infraction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argeting</text:p>
          </table:table-cell>
          <table:table-cell office:value-type="boolean" office:boolean-value="true" calcext:value-type="boolean">
            <text:p>TRUE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ipping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Unsportsmanlike Conduct</text:p>
          </table:table-cell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'penalty-types'.A1:'penalty-types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23T01:01:05.072784659</dc:date>
    <meta:editing-duration>PT8H54M58S</meta:editing-duration>
    <meta:editing-cycles>2</meta:editing-cycles>
    <meta:document-statistic meta:table-count="1" meta:cell-count="152" meta:object-count="0"/>
  </office:meta>
</office:document-meta>
</file>